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style:style style:name="P1" style:parent-style-name="Título2" style:master-page-name="MP0" style:family="paragraph">
      <style:paragraph-properties fo:break-before="page" fo:text-align="justify" fo:margin-top="0in" fo:line-height="150%" fo:text-indent="0.3937in"/>
    </style:style>
    <style:style style:name="P2" style:parent-style-name="Normal" style:family="paragraph">
      <style:paragraph-properties fo:text-align="justify" fo:margin-bottom="0in" fo:line-height="150%" fo:text-indent="0.3937in"/>
    </style:style>
    <style:style style:name="P3" style:parent-style-name="NormalWeb" style:family="paragraph">
      <style:paragraph-properties fo:text-align="justify" fo:margin-top="0in" fo:margin-bottom="0in" fo:line-height="150%" fo:text-indent="0.3937in"/>
    </style:style>
    <style:style style:name="T4" style:parent-style-name="Fonteparág.padrão" style:family="text">
      <style:text-properties fo:font-size="11pt" style:font-size-asian="11pt" style:font-size-complex="11pt"/>
    </style:style>
    <style:style style:name="P5" style:parent-style-name="NormalWeb" style:family="paragraph">
      <style:paragraph-properties fo:text-align="justify" fo:margin-top="0in" fo:margin-bottom="0in" fo:line-height="150%" fo:text-indent="0.3937in"/>
    </style:style>
    <style:style style:name="T6" style:parent-style-name="Fonteparág.padrão" style:family="text">
      <style:text-properties fo:font-size="11pt" style:font-size-asian="11pt" style:font-size-complex="11pt"/>
    </style:style>
    <style:style style:name="T7" style:parent-style-name="Fonteparág.padrão" style:family="text">
      <style:text-properties fo:font-size="11pt" style:font-size-asian="11pt" style:font-size-complex="11pt"/>
    </style:style>
    <style:style style:name="P8" style:parent-style-name="NormalWeb" style:family="paragraph">
      <style:paragraph-properties fo:text-align="justify" fo:margin-top="0in" fo:margin-bottom="0in" fo:line-height="150%" fo:text-indent="0.3937in"/>
    </style:style>
    <style:style style:name="P9" style:parent-style-name="Normal" style:family="paragraph">
      <style:paragraph-properties fo:text-align="justify" fo:margin-bottom="0in" fo:line-height="150%" fo:text-indent="0.3937in"/>
    </style:style>
    <style:style style:name="P10" style:parent-style-name="Normal" style:family="paragraph">
      <style:paragraph-properties fo:text-align="justify" fo:margin-bottom="0in" fo:line-height="150%" fo:text-indent="0.3937in"/>
    </style:style>
    <style:style style:name="P11" style:parent-style-name="Normal" style:family="paragraph">
      <style:paragraph-properties fo:text-align="justify" fo:margin-bottom="0in" fo:line-height="150%" fo:text-indent="0.3937in"/>
    </style:style>
    <style:style style:name="P12" style:parent-style-name="Normal" style:family="paragraph">
      <style:paragraph-properties fo:text-align="justify" fo:margin-bottom="0in" fo:line-height="150%" fo:text-indent="0.3937in"/>
    </style:style>
    <style:style style:name="P13" style:parent-style-name="Normal" style:family="paragraph">
      <style:paragraph-properties fo:text-align="justify" fo:margin-bottom="0in" fo:line-height="150%" fo:text-indent="0.3937in"/>
    </style:style>
    <style:style style:name="P14" style:parent-style-name="Normal" style:family="paragraph">
      <style:paragraph-properties fo:text-align="justify" fo:margin-bottom="0in" fo:line-height="150%" fo:text-indent="0.3937in"/>
    </style:style>
    <style:style style:name="P15" style:parent-style-name="Normal" style:family="paragraph">
      <style:paragraph-properties fo:text-align="justify" fo:margin-bottom="0in" fo:line-height="150%" fo:text-indent="0.3937in"/>
    </style:style>
    <style:style style:name="P16" style:parent-style-name="Normal" style:family="paragraph">
      <style:paragraph-properties fo:text-align="justify" fo:margin-bottom="0in" fo:line-height="150%" fo:text-indent="0.3937in"/>
    </style:style>
    <style:style style:name="P17" style:parent-style-name="Normal" style:family="paragraph">
      <style:paragraph-properties fo:text-align="justify" fo:margin-bottom="0in" fo:line-height="150%" fo:text-indent="0.3937in"/>
    </style:style>
  </office:automatic-styles>
  <office:body>
    <office:text text:use-soft-page-breaks="true">
      <text:h text:style-name="P1" text:outline-level="2">DISCUSSÃO</text:h>
      <text:p text:style-name="P2"/>
      <text:p text:style-name="P3">Uma questão relevante que pode surgir a quem está desenvolvendo um TCC e toma conhecimento da existência do TCCTeX é: “Por que eu deveria utilizar o TCCTeX?" Essa é uma<text:s/>questão pertinente tendo em vista que todo estudante universitário já teve algum contato com os softwares editores de texto do tipo WYSIWYG (<text:span text:style-name="T4">What You See Is What You Get, ou O que você vê é o que você obtém</text:span>) e sem duvida já fez diversos trabalhos, atividades e diversos tipos de textos nesse tipo editor de texto.</text:p>
      <text:p text:style-name="P5">A resposta para essa pergunta foi a nossa grande preocupação ao desenvolver nosso projeto. O que faria um usuário de programas como Microsoft Word ou<text:s/><text:span text:style-name="T6">LibreOffice Writer deixar de trabalhar exclusiva</text:span><text:span text:style-name="T7">mente com esses programas e começar a utilizar o TCCTeX?</text:span></text:p>
      <text:p text:style-name="P8">O que levaria uma pessoa que esta empenhada em desenvolver seu TCC desviar o seu foco do desenvolvimento do mesmo para dedicar um pouco de seu tempo a aprender a utilizar o TCCTeX? Se o período para<text:s/>o desenvolvimento de um TCC é, na grande maioria dos casos, apertado, o fato de ter que se familiarizar com um novo software não diminuiria o tempo do aluno dedicado ao TCC?<text:s/></text:p>
      <text:p text:style-name="P9">Na nossa visão a questão correta a ser levantada é: “O TCCTeX é realmente capaz de me fazer economizar tempo durante a documentação do meu projeto de TCC?” A resposta para essa pergunta é: Sim. Na realidade o tempo gasto para aprender a utilizar e se familiarizar com o TCCTeX é sem duvida muito menor que o tempo gasto para colocar um TCC perfeitamente dentro de todos os padrões estabelecidos pela ABNT (Associação Brasileira de Normas Técnicas) e exigidos pela Universidade Metodista de São Paulo.</text:p>
      <text:p text:style-name="P10">Cada página de um trabalho acadêmico deve estar dentro de padrões muito bem detalhados e cada uma das etapas da documentação possuem diferenças de formatação entre si, isso sem contar com as inúmeras regras para se colocar tabelas e figuras e suas listas.</text:p>
      <text:p text:style-name="P11">Mas o problema de colocar um trabalho nos padrões estabelecidos utilizando os processadores de texto altamente difundidos pelo mercado não está só na grande quantidade de pequenos detalhes que devem ser atentados nessa tarefa, mas também a grande irregularidade e inconsistência desses programas, especialmente no que diz respeito à formatação de grandes documentos.</text:p>
      <text:p text:style-name="P12">No desenvolvimento de um grande documento de texto diversas vezes o autor sente a necessidade de modificar a organização do mesmo, seja mudando a ordem dos capítulos,<text:s/><text:soft-page-break/>inserindo ou até mesmo removendo parágrafos, mas quando se trabalha com<text:s/>processadores de texto tarefas simples como essas podem se tornar dor de cabeça. O simples ato de alterar o texto de uma página pode refletir negativamente na formatação de todas as páginas subsequentes. E quando o autor deixa para formatar o documento após estar com todos os textos completos pode levar muitas horas<text:s/>e deixar muitas falhas no caminho, principalmente para documentos muito grandes.</text:p>
      <text:p text:style-name="P13">Vale lembrar que até mesmo manter um padrão único da primeira folha do primeiro capítulo até a última folha do último capítulo de um grande documento pode se tornar uma tarefa árdua quando se trabalha exclusivamente com processadores de texto WYSIWYG.</text:p>
      <text:p text:style-name="P14">A grande vantagem que o aluno pode obter ao documentar seu TCC com o auxilio do TCCTeX é justamente não ter que se preocupar com a formatação do documento. Após aprender a utilizar o TCCTeX o seu foco poderá estar voltado apenas para o conteúdo do documento, sem ter que se preocupar com margens, índices, listas ou legendas.</text:p>
      <text:p text:style-name="P15">Acreditamos que o usuário conseguira se familiarizar com o TCCTeX rapidamente devido a simplicidade da interface e a grande quantidade de dicas de como utilizar o software que serão disponibilizadas<text:s/>no manual. O aluno facilmente aprenderá a utilizar o TCCTeX no dia a<text:s/>dia.</text:p>
      <text:p text:style-name="P16"/>
      <text:p text:style-name="P1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language="pt" fo:country="BR" fo:hyphenate="false"/>
    </style:style>
    <style:style style:name="Fonteparág.padrão" style:display-name="Fonte parág. padrão" style:family="text"/>
    <style:style style:name="Título2Char" style:display-name="Título 2 Char" style:family="text" style:parent-style-name="Fonteparág.padrão">
      <style:text-properties style:font-name="Calibri Light" style:font-name-asian="Times New Roman" style:font-name-complex="Times New Roman" fo:color="#2E74B5" fo:font-size="13pt" style:font-size-asian="13pt" style:font-size-complex="13pt" fo:language="pt" fo:country="B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pt" style:country-asian="B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drigo Mascarini Galindo</meta:initial-creator>
    <dc:creator>Rodrigo Mascarini Galindo</dc:creator>
    <meta:creation-date>2015-11-09T06:14:00Z</meta:creation-date>
    <dc:date>2015-11-09T07:01:00Z</dc:date>
    <meta:template xlink:href="Normal.dotm" xlink:type="simple"/>
    <meta:editing-cycles>3</meta:editing-cycles>
    <meta:editing-duration>PT600S</meta:editing-duration>
    <meta:document-statistic meta:page-count="2" meta:paragraph-count="7" meta:word-count="584" meta:character-count="3732" meta:row-count="26" meta:non-whitespace-character-count="3155"/>
  </office:meta>
</office:document-meta>
</file>